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34cm"/>
    </style:style>
    <style:style style:name="Table1.B" style:family="table-column">
      <style:table-column-properties style:column-width="7.137cm"/>
    </style:style>
    <style:style style:name="Table1.C" style:family="table-column">
      <style:table-column-properties style:column-width="5.83cm"/>
    </style:style>
    <style:style style:name="Table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ustomisation category</text:p>
            </table:table-cell>
            <table:table-cell table:style-name="Table1.A1" office:value-type="string">
              <text:p text:style-name="Table_20_Heading">What you change in (or around) <text:span text:style-name="Source_20_Text">Client.execute(…)</text:span></text:p>
            </table:table-cell>
            <table:table-cell table:style-name="Table1.A1" office:value-type="string">
              <text:p text:style-name="Table_20_Heading">Real‑world use cases you’ll see in the wil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ransport engine</text:span></text:p>
          </table:table-cell>
          <table:table-cell table:style-name="Table1.A1" office:value-type="string">
            <text:p text:style-name="Table_20_Contents">Delegate to a completely different HTTP stack instead of <text:span text:style-name="Source_20_Text">Client.Default</text:span>.<text:line-break/>Examples: Apache HttpClient, OkHttp, Netty (reactive), Vert.x, HTTP/2 libraries, gRPC bridge.</text:p>
          </table:table-cell>
          <table:table-cell table:style-name="Table1.A1" office:value-type="string">
            <text:p text:style-name="Table_20_Contents">• Need connection pooling / TLS tuning that <text:span text:style-name="Source_20_Text">HttpURLConnection</text:span> can’t do.<text:line-break/>• Enabling HTTP/2 push for very chatty micro‑services.<text:line-break/>• Moving to a reactive stack while still writing Feign interfa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xy &amp; network topology</text:span><text:line-break/>(<text:span text:style-name="Source_20_Text">Client.Proxied</text:span> and friends)</text:p>
          </table:table-cell>
          <table:table-cell table:style-name="Table1.A1" office:value-type="string">
            <text:p text:style-name="Table_20_Contents">Wrap the default client and call <text:span text:style-name="Source_20_Text">super.execute(…)</text:span> but set:<text:line-break/>• per‑request <text:span text:style-name="Source_20_Text">Proxy</text:span> instance<text:line-break/>• <text:span text:style-name="Source_20_Text">Authenticator</text:span> for NTLM / Kerberos<text:line-break/>• SOCKS vs HTTP proxy selection on the fly</text:p>
          </table:table-cell>
          <table:table-cell table:style-name="Table1.A1" office:value-type="string">
            <text:p text:style-name="Table_20_Contents">• Internal services must egress via corporate forward proxy, but only for certain hosts.<text:line-break/>• Blue/green deployments where the proxy decides which environment to reach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urity / identity</text:span></text:p>
          </table:table-cell>
          <table:table-cell table:style-name="Table1.A1" office:value-type="string">
            <text:p text:style-name="Table_20_Contents">-<text:span text:style-name="Emphasis">Before</text:span> calling <text:span text:style-name="Source_20_Text">delegate.execute</text:span><text:span text:style-name="Emphasis">:</text:span><text:line-break/>• Add JWT or mTLS client‑cert based on tenant.<text:line-break/>• Sign the request (e.g. AWS SigV4, Azure SAS) — often done by mutating headers &amp; query string.<text:line-break/>• Inject a Delegation or Correlation‑ID header so downstream logs can be traced.</text:p>
          </table:table-cell>
          <table:table-cell table:style-name="Table1.A1" office:value-type="string">
            <text:p text:style-name="Table_20_Contents">• Multi‑tenant SaaS that talks to each tenant’s bucket in S3 with a different SigV4 key.<text:line-break/>• Mutual‑TLS with dynamic certificates per customer.<text:line-break/>• Zero‑trust networking: every hop requires identity‐asserting header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bservability</text:span></text:p>
          </table:table-cell>
          <table:table-cell table:style-name="Table1.A1" office:value-type="string">
            <text:p text:style-name="Table_20_Contents">• Start a <text:span text:style-name="Source_20_Text">Stopwatch</text:span>/<text:span text:style-name="Source_20_Text">Timer</text:span> at the very top, stop it when the response arrives; record to Micrometer or OpenTelemetry.<text:line-break/>• Record success/failure counters; tag metrics with <text:span text:style-name="Source_20_Text">method</text:span>, <text:span text:style-name="Source_20_Text">status</text:span>, <text:span text:style-name="Source_20_Text">service</text:span>.<text:line-break/>• Start/propagate a span (Sleuth/Brave/OTel) and inject trace headers into the <text:span text:style-name="Emphasis">outgoing</text:span> request; close span on completion.</text:p>
          </table:table-cell>
          <table:table-cell table:style-name="Table1.A1" office:value-type="string">
            <text:p text:style-name="Table_20_Contents">• SLO dashboards (“99th‑percentile latency for /orders/{id} under 150 ms”).<text:line-break/>• Distributed‑trace flame graphs in Jaeger / Zipkin.<text:line-break/>• “Retry‑count” metric to spot downstream flakiness quickl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ilience</text:span></text:p>
          </table:table-cell>
          <table:table-cell table:style-name="Table1.A1" office:value-type="string">
            <text:p text:style-name="Table_20_Contents">Around the <text:span text:style-name="Source_20_Text">delegate.execute</text:span> call:<text:line-break/>• Implement <text:span text:style-name="Emphasis">custom</text:span> retry / back‑off (maybe different from Feign’s <text:span text:style-name="Source_20_Text">Retryer</text:span>).<text:line-break/>• Short‑circuit certain HTTP statuses to an immediate synthetic response.<text:line-break/>• Integrate a circuit breaker (Resilience4J) acting <text:span text:style-name="Emphasis">inside</text:span> the client, not around the whole Feign proxy.</text:p>
          </table:table-cell>
          <table:table-cell table:style-name="Table1.A1" office:value-type="string">
            <text:p text:style-name="Table_20_Contents">• API returns 503 during a brief leader‑election; retry with exponential back‑off.<text:line-break/>• Instead of 429 making the thread block, return a cached value.<text:line-break/>• Fine‑grained circuit breaker per downstream host, not per Feign interface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Caching / idempotency</text:span></text:p>
          </table:table-cell>
          <table:table-cell table:style-name="Table1.A1" office:value-type="string">
            <text:p text:style-name="Table_20_Contents">• Exactly what you already did: keep a hash‑map / Caffeine / Redis cache keyed by <text:span text:style-name="Source_20_Text">(method,url,headers,body)</text:span>.<text:line-break/>• Attach an <text:span text:style-name="Emphasis">idempotency key</text:span> header automatically on POSTs so retries don’t duplicate side‑effects.</text:p>
          </table:table-cell>
          <table:table-cell table:style-name="Table1.A1" office:value-type="string">
            <text:p text:style-name="Table_20_Contents">• GET /reference‑data truly never changes → local in‑memory cache.<text:line-break/>• Stripe‑style “Idempotency‑Key” header on financial POSTs to avoid duplicate charg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eaming &amp; large payloads</text:span></text:p>
          </table:table-cell>
          <table:table-cell table:style-name="Table1.A1" office:value-type="string">
            <text:p text:style-name="Table_20_Contents">• Detect <text:span text:style-name="Source_20_Text">Accept: application/octet-stream</text:span> or custom header; switch to a streaming‑capable transport; return a <text:span text:style-name="Emphasis">streaming</text:span> <text:span text:style-name="Source_20_Text">Response</text:span> implementation.<text:line-break/>• Do on‑the‑fly gzip / Brotli compression for large uploads.</text:p>
          </table:table-cell>
          <table:table-cell table:style-name="Table1.A1" office:value-type="string">
            <text:p text:style-name="Table_20_Contents">• Video transcoding service fetching large blobs (avoid loading into RAM).<text:line-break/>• Uploading multi‑GB data sets; compress over the wire automaticall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tocol adaptation</text:span></text:p>
          </table:table-cell>
          <table:table-cell table:style-name="Table1.A1" office:value-type="string">
            <text:p text:style-name="Table_20_Contents">• Inside <text:span text:style-name="Source_20_Text">execute</text:span>, translate Feign’s <text:span text:style-name="Source_20_Text">Request</text:span> into something non‑HTTP (MQ, Kafka, AMQP) and forge a <text:span text:style-name="Source_20_Text">Response</text:span> that Feign still understands.<text:line-break/>• Bridge to a legacy SOAP endpoint by wrapping an HTTP client that posts the SOAP envelope.</text:p>
          </table:table-cell>
          <table:table-cell table:style-name="Table1.A1" office:value-type="string">
            <text:p text:style-name="Table_20_Contents">• Gradually strangling a SOAP backend while keeping Feign declarative interfaces.<text:line-break/>• Uniform client API in Spring for services that, under the hood, talk to gRPC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sting &amp; simulation</text:span></text:p>
          </table:table-cell>
          <table:table-cell table:style-name="Table1.A1" office:value-type="string">
            <text:p text:style-name="Table_20_Contents">Supply an <text:span text:style-name="Emphasis">in‑memory</text:span> fake client that never hits the network; it returns canned <text:span text:style-name="Source_20_Text">Response</text:span> objects for contract tests.</text:p>
          </table:table-cell>
          <table:table-cell table:style-name="Table1.A1" office:value-type="string">
            <text:p text:style-name="Table_20_Contents">• Integration tests run in CI with no external dependencies.<text:line-break/>• Chaos‑engineering: a “ChaosClient” randomly delays or fails calls based on rul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8T12:27:23.422000000</meta:creation-date>
    <dc:date>2025-04-18T12:30:44.844000000</dc:date>
    <meta:editing-duration>PT3M21S</meta:editing-duration>
    <meta:editing-cycles>1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30" meta:word-count="571" meta:character-count="3844" meta:non-whitespace-character-count="3302"/>
  </office:meta>
</office:document-meta>
</file>